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1d905a" officeooo:paragraph-rsid="001d905a"/>
    </style:style>
    <style:style style:name="P5" style:family="paragraph" style:parent-style-name="Text_20_body" style:list-style-name="L3">
      <style:paragraph-properties fo:margin-top="0cm" fo:margin-bottom="0cm" style:contextual-spacing="false"/>
      <style:text-properties officeooo:rsid="001d905a" officeooo:paragraph-rsid="001d905a"/>
    </style:style>
    <style:style style:name="P6" style:family="paragraph" style:parent-style-name="Text_20_body" style:list-style-name="L4">
      <style:paragraph-properties fo:margin-top="0cm" fo:margin-bottom="0cm" style:contextual-spacing="false"/>
      <style:text-properties officeooo:rsid="001d905a" officeooo:paragraph-rsid="001d905a"/>
    </style:style>
    <style:style style:name="P7" style:family="paragraph" style:parent-style-name="Text_20_body" style:list-style-name="L5">
      <style:paragraph-properties fo:margin-top="0cm" fo:margin-bottom="0cm" style:contextual-spacing="false"/>
      <style:text-properties officeooo:rsid="001d905a" officeooo:paragraph-rsid="001d905a"/>
    </style:style>
    <style:style style:name="P8" style:family="paragraph" style:parent-style-name="Text_20_body" style:list-style-name="L6">
      <style:paragraph-properties fo:margin-top="0cm" fo:margin-bottom="0cm" style:contextual-spacing="false"/>
      <style:text-properties officeooo:rsid="001d905a" officeooo:paragraph-rsid="001d905a"/>
    </style:style>
    <style:style style:name="P9" style:family="paragraph" style:parent-style-name="Text_20_body" style:list-style-name="L7">
      <style:paragraph-properties fo:margin-top="0cm" fo:margin-bottom="0cm" style:contextual-spacing="false"/>
      <style:text-properties officeooo:rsid="001d905a" officeooo:paragraph-rsid="001d905a"/>
    </style:style>
    <style:style style:name="P10" style:family="paragraph" style:parent-style-name="Text_20_body" style:list-style-name="L8">
      <style:paragraph-properties fo:margin-top="0cm" fo:margin-bottom="0cm" style:contextual-spacing="false"/>
      <style:text-properties officeooo:rsid="001d905a" officeooo:paragraph-rsid="001d905a"/>
    </style:style>
    <style:style style:name="P11" style:family="paragraph" style:parent-style-name="Text_20_body" style:list-style-name="L9">
      <style:paragraph-properties fo:margin-top="0cm" fo:margin-bottom="0cm" style:contextual-spacing="false"/>
      <style:text-properties officeooo:rsid="001d905a" officeooo:paragraph-rsid="001d905a"/>
    </style:style>
    <style:style style:name="P12" style:family="paragraph" style:parent-style-name="Text_20_body" style:list-style-name="L10">
      <style:paragraph-properties fo:margin-top="0cm" fo:margin-bottom="0cm" style:contextual-spacing="false"/>
      <style:text-properties officeooo:rsid="001ee435" officeooo:paragraph-rsid="001ee435"/>
    </style:style>
    <style:style style:name="P13" style:family="paragraph" style:parent-style-name="Text_20_body" style:list-style-name="L11">
      <style:paragraph-properties fo:margin-top="0cm" fo:margin-bottom="0cm" style:contextual-spacing="false"/>
      <style:text-properties officeooo:rsid="00207e86" officeooo:paragraph-rsid="00207e86"/>
    </style:style>
    <style:style style:name="P14" style:family="paragraph" style:parent-style-name="Text_20_body" style:list-style-name="L12">
      <style:paragraph-properties fo:margin-top="0cm" fo:margin-bottom="0cm" style:contextual-spacing="false"/>
      <style:text-properties officeooo:rsid="00207e86" officeooo:paragraph-rsid="00207e86"/>
    </style:style>
    <style:style style:name="P15" style:family="paragraph" style:parent-style-name="Text_20_body" style:list-style-name="L13">
      <style:paragraph-properties fo:margin-top="0cm" fo:margin-bottom="0cm" style:contextual-spacing="false"/>
      <style:text-properties officeooo:rsid="00207e86" officeooo:paragraph-rsid="00207e86"/>
    </style:style>
    <style:style style:name="T1" style:family="text">
      <style:text-properties officeooo:rsid="00207e8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urs maîtriser Windows 7, Windows 8, Windows 10</text:h>
      <text:p text:style-name="Text_20_body"><text:span text:style-name="T1">Cours issu et disponible sur :</text:span> https://www.francenum.gouv.fr/guides-et-conseils/strategie-numerique/comprendre-le-numerique/cours-dinformatique-gratuits-en</text:p>
      <text:list xml:id="list643606904" text:style-name="L1">
        <text:list-item>
          <text:p text:style-name="P3"><text:a xlink:type="simple" xlink:href="https://www.premiers-clics.fr/cours-informatique/windows-les-differents-clics-de-la-souris" office:target-frame-name="_blank" xlink:show="new" text:style-name="Internet_20_link" text:visited-style-name="Visited_20_Internet_20_Link">La souris</text:a> </text:p>
        </text:list-item>
        <text:list-item>
          <text:p text:style-name="P3"><text:a xlink:type="simple" xlink:href="https://www.premiers-clics.fr/cours-informatique/windows-les-fonctionnalites-du-clavier/" office:target-frame-name="_blank" xlink:show="new" text:style-name="Internet_20_link" text:visited-style-name="Visited_20_Internet_20_Link">Le clavier</text:a> </text:p>
        </text:list-item>
        <text:list-item>
          <text:p text:style-name="P3"><text:a xlink:type="simple" xlink:href="https://www.premiers-clics.fr/cours-informatique/windows-le-bureau/" office:target-frame-name="_blank" xlink:show="new" text:style-name="Internet_20_link" text:visited-style-name="Visited_20_Internet_20_Link">Le bureau</text:a> </text:p>
        </text:list-item>
        <text:list-item>
          <text:p text:style-name="P3"><text:a xlink:type="simple" xlink:href="https://www.premiers-clics.fr/cours-informatique/windows-le-menu-demarrer/" office:target-frame-name="_blank" xlink:show="new" text:style-name="Internet_20_link" text:visited-style-name="Visited_20_Internet_20_Link">Le menu Démarrer</text:a> </text:p>
        </text:list-item>
      </text:list>
      <text:list xml:id="list13727546" text:style-name="L2">
        <text:list-item>
          <text:list>
            <text:list-item>
              <text:p text:style-name="P4">Apprendre à lancer Edge, Word, Excel</text:p>
            </text:list-item>
            <text:list-item>
              <text:p text:style-name="P4">Apprendre à fermer les applications avec les icônes de barre de titre</text:p>
            </text:list-item>
          </text:list>
        </text:list-item>
      </text:list>
      <text:list xml:id="list171409496256243" text:continue-list="list643606904" text:style-name="L1">
        <text:list-item>
          <text:p text:style-name="P3"><text:a xlink:type="simple" xlink:href="https://www.premiers-clics.fr/cours-informatique/windows-la-barre-des-taches/" office:target-frame-name="_blank" xlink:show="new" text:style-name="Internet_20_link" text:visited-style-name="Visited_20_Internet_20_Link">La barre des tâches</text:a> </text:p>
        </text:list-item>
      </text:list>
      <text:list xml:id="list318120790" text:style-name="L3">
        <text:list-item>
          <text:list>
            <text:list-item>
              <text:p text:style-name="P5">apprendre à passer d’une fenêtre à l’autre en cliquant sur la barre des tâches</text:p>
            </text:list-item>
          </text:list>
        </text:list-item>
      </text:list>
      <text:list xml:id="list171410149938640" text:continue-list="list171409496256243" text:style-name="L1">
        <text:list-item>
          <text:p text:style-name="P3"><text:a xlink:type="simple" xlink:href="https://www.premiers-clics.fr/cours-informatique/windows-lexplorateur-de-fichiers/" office:target-frame-name="_blank" xlink:show="new" text:style-name="Internet_20_link" text:visited-style-name="Visited_20_Internet_20_Link">L'Explorateur de fichiers (ou Poste de travail)</text:a> </text:p>
        </text:list-item>
      </text:list>
      <text:list xml:id="list41361586" text:style-name="L4">
        <text:list-item>
          <text:list>
            <text:list-item>
              <text:p text:style-name="P6">expliquer rapidement que les fichiers et les répertoires sont organisés en arborescence</text:p>
            </text:list-item>
            <text:list-item>
              <text:p text:style-name="P6">voir le cours en ligne sur l’explorateur de fichiers</text:p>
            </text:list-item>
          </text:list>
        </text:list-item>
      </text:list>
      <text:list xml:id="list171408854891334" text:continue-list="list171410149938640" text:style-name="L1">
        <text:list-item>
          <text:p text:style-name="P3"><text:a xlink:type="simple" xlink:href="https://www.premiers-clics.fr/cours-informatique/windows-creer-raccourci-sur-le-bureau/" office:target-frame-name="_blank" xlink:show="new" text:style-name="Internet_20_link" text:visited-style-name="Visited_20_Internet_20_Link">Créer un raccourci sur le bureau</text:a> </text:p>
        </text:list-item>
        <text:list-item>
          <text:p text:style-name="P3"><text:a xlink:type="simple" xlink:href="https://www.premiers-clics.fr/cours-informatique/windows-ajouter-un-raccourci-a-la-barre-des-taches/" office:target-frame-name="_blank" xlink:show="new" text:style-name="Internet_20_link" text:visited-style-name="Visited_20_Internet_20_Link">Épingler un programme sur la barre des tâches</text:a> </text:p>
        </text:list-item>
        <text:list-item>
          <text:p text:style-name="P3"><text:a xlink:type="simple" xlink:href="https://www.premiers-clics.fr/cours-informatique/windows-supprimer-les-icones-inutiles-du-bureau/" office:target-frame-name="_blank" xlink:show="new" text:style-name="Internet_20_link" text:visited-style-name="Visited_20_Internet_20_Link">Supprimer les icônes inutiles du bureau</text:a> </text:p>
        </text:list-item>
        <text:list-item>
          <text:p text:style-name="P3"><text:a xlink:type="simple" xlink:href="https://www.premiers-clics.fr/cours-informatique/windows-vider-la-corbeille-et-restaurer-un-fichier/" office:target-frame-name="_blank" xlink:show="new" text:style-name="Internet_20_link" text:visited-style-name="Visited_20_Internet_20_Link">Vider la corbeille et récupérer un fichier</text:a> </text:p>
        </text:list-item>
      </text:list>
      <text:list xml:id="list1556998860" text:style-name="L5">
        <text:list-item>
          <text:list>
            <text:list-item>
              <text:p text:style-name="P7">Voir comment supprimer un fichier</text:p>
            </text:list-item>
            <text:list-item>
              <text:p text:style-name="P7">Voir comment récupérer un fichier</text:p>
            </text:list-item>
          </text:list>
        </text:list-item>
      </text:list>
      <text:list xml:id="list171409523950582" text:continue-list="list171408854891334" text:style-name="L1">
        <text:list-item>
          <text:p text:style-name="P3"><text:a xlink:type="simple" xlink:href="https://www.premiers-clics.fr/cours-informatique/windows-couper-copier-coller/" office:target-frame-name="_blank" xlink:show="new" text:style-name="Internet_20_link" text:visited-style-name="Visited_20_Internet_20_Link">Couper, Copier, Coller</text:a> </text:p>
        </text:list-item>
      </text:list>
      <text:list xml:id="list2778202011" text:style-name="L6">
        <text:list-item>
          <text:list>
            <text:list-item>
              <text:p text:style-name="P8">Voir comment couper, copier, dans Word</text:p>
            </text:list-item>
            <text:list-item>
              <text:p text:style-name="P8">Voir comment couper, copier, coller des fichiers</text:p>
            </text:list-item>
            <text:list-item>
              <text:p text:style-name="P8">Expliquer la différence entre copier et déplacer</text:p>
            </text:list-item>
          </text:list>
        </text:list-item>
      </text:list>
      <text:list xml:id="list171409318610733" text:continue-list="list171409523950582" text:style-name="L1">
        <text:list-item>
          <text:p text:style-name="P3"><text:a xlink:type="simple" xlink:href="https://www.premiers-clics.fr/cours-informatique/windows-manipuler-les-fenetres/" office:target-frame-name="_blank" xlink:show="new" text:style-name="Internet_20_link" text:visited-style-name="Visited_20_Internet_20_Link">Manipuler les fenêtres</text:a> </text:p>
        </text:list-item>
      </text:list>
      <text:list xml:id="list3377257799" text:style-name="L7">
        <text:list-item>
          <text:list>
            <text:list-item>
              <text:p text:style-name="P9">Voir comment icônifier, maximiser, fermer une fenêtre depuis la barre de titre</text:p>
            </text:list-item>
            <text:list-item>
              <text:p text:style-name="P9">Faire circuler les fenêtres grâce à Alt+Tab</text:p>
            </text:list-item>
            <text:list-item>
              <text:p text:style-name="P9">Faire remonter sa fenêtre avec la barre de tâches</text:p>
            </text:list-item>
            <text:list-item>
              <text:p text:style-name="P9">Icônifier toutes les fenêtres simultanément</text:p>
            </text:list-item>
          </text:list>
        </text:list-item>
      </text:list>
      <text:list xml:id="list171410126590605" text:continue-list="list171409318610733" text:style-name="L1">
        <text:list-item>
          <text:p text:style-name="P3"><text:a xlink:type="simple" xlink:href="https://www.premiers-clics.fr/cours-informatique/windows-creer-et-organiser-des-dossiers/" office:target-frame-name="_blank" xlink:show="new" text:style-name="Internet_20_link" text:visited-style-name="Visited_20_Internet_20_Link">Créer et organiser des dossiers</text:a> </text:p>
        </text:list-item>
      </text:list>
      <text:list xml:id="list1431015864" text:style-name="L8">
        <text:list-item>
          <text:list>
            <text:list-item>
              <text:p text:style-name="P10">Voir comment renommer un fichier</text:p>
            </text:list-item>
            <text:list-item>
              <text:p text:style-name="P10">Voir comment créer un dossiers</text:p>
            </text:list-item>
            <text:list-item>
              <text:p text:style-name="P10">Voir comment couper/copier/coller un dossiers</text:p>
            </text:list-item>
            <text:list-item>
              <text:p text:style-name="P10">Voir comment supprimer un dossiers</text:p>
            </text:list-item>
            <text:list-item>
              <text:p text:style-name="P10">Voir comment récupérer un dossier dans la corbeille</text:p>
            </text:list-item>
          </text:list>
        </text:list-item>
      </text:list>
      <text:list xml:id="list171409278104417" text:continue-list="list171410126590605" text:style-name="L1">
        <text:list-item>
          <text:p text:style-name="P3"><text:a xlink:type="simple" xlink:href="https://www.premiers-clics.fr/cours-informatique/windows-modifier-lapparence-des-fichiers-et-des-dossiers/" office:target-frame-name="_blank" xlink:show="new" text:style-name="Internet_20_link" text:visited-style-name="Visited_20_Internet_20_Link">Modifier l'apparence des fichiers et dossiers</text:a> </text:p>
        </text:list-item>
        <text:list-item>
          <text:p text:style-name="P3"><text:a xlink:type="simple" xlink:href="https://www.premiers-clics.fr/cours-informatique/windows-reduire-toutes-les-fenetres-ouvertes/" office:target-frame-name="_blank" xlink:show="new" text:style-name="Internet_20_link" text:visited-style-name="Visited_20_Internet_20_Link">Réduire toutes les fenêtres et afficher le bureau</text:a> </text:p>
        </text:list-item>
      </text:list>
      <text:list xml:id="list2382495533" text:style-name="L9">
        <text:list-item>
          <text:list>
            <text:list-item>
              <text:p text:style-name="P11">Voir section 12</text:p>
            </text:list-item>
          </text:list>
        </text:list-item>
      </text:list>
      <text:list xml:id="list171409151382832" text:continue-list="list171409278104417" text:style-name="L1">
        <text:list-item>
          <text:p text:style-name="P3"><text:a xlink:type="simple" xlink:href="https://www.premiers-clics.fr/cours-informatique/windows-utiliser-le-menu-contextuel/" office:target-frame-name="_blank" xlink:show="new" text:style-name="Internet_20_link" text:visited-style-name="Visited_20_Internet_20_Link">Utiliser le menu contextuel</text:a> </text:p>
        </text:list-item>
      </text:list>
      <text:list xml:id="list1772704404" text:style-name="L10">
        <text:list-item>
          <text:list>
            <text:list-item>
              <text:p text:style-name="P12">Voir comment obtenir les propriétés d’un dossier, d’un fichier, d’un disque dur</text:p>
            </text:list-item>
          </text:list>
        </text:list-item>
      </text:list>
      <text:list xml:id="list171410305865754" text:continue-list="list171409151382832" text:style-name="L1">
        <text:list-item>
          <text:p text:style-name="P3"><text:a xlink:type="simple" xlink:href="https://www.premiers-clics.fr/cours-informatique/windows-configurer-la-mise-en-veille/" office:target-frame-name="_blank" xlink:show="new" text:style-name="Internet_20_link" text:visited-style-name="Visited_20_Internet_20_Link">Configurer la mise en veille</text:a> </text:p>
        </text:list-item>
        <text:list-item>
          <text:p text:style-name="P3"><text:a xlink:type="simple" xlink:href="https://www.premiers-clics.fr/cours-informatique/windows-le-panneau-de-configuration/" office:target-frame-name="_blank" xlink:show="new" text:style-name="Internet_20_link" text:visited-style-name="Visited_20_Internet_20_Link">Maîtriser le Panneau de configuration</text:a> </text:p>
        </text:list-item>
        <text:list-item>
          <text:p text:style-name="P3"><text:soft-page-break/><text:a xlink:type="simple" xlink:href="https://www.premiers-clics.fr/cours-informatique/windows-desinstaller-un-programme/" office:target-frame-name="_blank" xlink:show="new" text:style-name="Internet_20_link" text:visited-style-name="Visited_20_Internet_20_Link">Désinstaller un programme</text:a> </text:p>
        </text:list-item>
        <text:list-item>
          <text:p text:style-name="P3"><text:a xlink:type="simple" xlink:href="https://www.premiers-clics.fr/cours-informatique/windows-faire-des-sauvegardes/" office:target-frame-name="_blank" xlink:show="new" text:style-name="Internet_20_link" text:visited-style-name="Visited_20_Internet_20_Link">Sauvegarder mon ordinateur</text:a> </text:p>
        </text:list-item>
        <text:list-item>
          <text:p text:style-name="P3"><text:a xlink:type="simple" xlink:href="https://www.premiers-clics.fr/cours-informatique/windows-faire-une-capture-ecran/" office:target-frame-name="_blank" xlink:show="new" text:style-name="Internet_20_link" text:visited-style-name="Visited_20_Internet_20_Link">Faire une capture écran</text:a> </text:p>
        </text:list-item>
        <text:list-item>
          <text:p text:style-name="P3"><text:a xlink:type="simple" xlink:href="https://www.premiers-clics.fr/cours-informatique/windows-changer-limage-du-bureau/" office:target-frame-name="_blank" xlink:show="new" text:style-name="Internet_20_link" text:visited-style-name="Visited_20_Internet_20_Link">Changer l'image du bureau</text:a> </text:p>
        </text:list-item>
        <text:list-item>
          <text:p text:style-name="P3"><text:a xlink:type="simple" xlink:href="https://www.premiers-clics.fr/cours-informatique/windows-changer-la-resolution-decran/" office:target-frame-name="_blank" xlink:show="new" text:style-name="Internet_20_link" text:visited-style-name="Visited_20_Internet_20_Link">Modifier la résolution d'écran</text:a> </text:p>
        </text:list-item>
        <text:list-item>
          <text:p text:style-name="P3"><text:a xlink:type="simple" xlink:href="https://www.premiers-clics.fr/cours-informatique/windows-modifier-la-vitesse-de-la-souris/" office:target-frame-name="_blank" xlink:show="new" text:style-name="Internet_20_link" text:visited-style-name="Visited_20_Internet_20_Link">Modifier la vitesse du pointeur de la souris</text:a> </text:p>
        </text:list-item>
        <text:list-item>
          <text:p text:style-name="P3"><text:a xlink:type="simple" xlink:href="https://www.premiers-clics.fr/cours-informatique/windows-ajouter-un-utilisateur/" office:target-frame-name="_blank" xlink:show="new" text:style-name="Internet_20_link" text:visited-style-name="Visited_20_Internet_20_Link">Ajouter un nouvel utilisateur</text:a> </text:p>
        </text:list-item>
        <text:list-item>
          <text:p text:style-name="P3"><text:a xlink:type="simple" xlink:href="https://www.premiers-clics.fr/cours-informatique/windows-editer-gratuitement-un-document-avec-libreoffice/" office:target-frame-name="_blank" xlink:show="new" text:style-name="Internet_20_link" text:visited-style-name="Visited_20_Internet_20_Link">Editer un fichier Word avec LibreOffice</text:a> </text:p>
        </text:list-item>
      </text:list>
      <text:list xml:id="list2410995122" text:style-name="L11">
        <text:list-item>
          <text:list>
            <text:list-item>
              <text:p text:style-name="P13">Voir comment sauvegarder un fichier dans un répertoire donné</text:p>
            </text:list-item>
          </text:list>
        </text:list-item>
      </text:list>
      <text:list xml:id="list171410680547879" text:continue-list="list171410305865754" text:style-name="L1">
        <text:list-item>
          <text:p text:style-name="P3"><text:a xlink:type="simple" xlink:href="https://www.premiers-clics.fr/cours-informatique/windows-creer-un-pdf-gratuitement/" office:target-frame-name="_blank" xlink:show="new" text:style-name="Internet_20_link" text:visited-style-name="Visited_20_Internet_20_Link">Convertir un fichier Word en PDF</text:a> </text:p>
        </text:list-item>
      </text:list>
      <text:list xml:id="list111523426" text:style-name="L12">
        <text:list-item>
          <text:list>
            <text:list-item>
              <text:p text:style-name="P14">Voir comment exporter un document en PDF</text:p>
            </text:list-item>
          </text:list>
        </text:list-item>
      </text:list>
      <text:list xml:id="list171410173396930" text:continue-list="list171410680547879" text:style-name="L1">
        <text:list-item>
          <text:p text:style-name="P3"><text:a xlink:type="simple" xlink:href="https://www.premiers-clics.fr/cours-informatique/windows-ecouter-de-la-musique/" office:target-frame-name="_blank" xlink:show="new" text:style-name="Internet_20_link" text:visited-style-name="Visited_20_Internet_20_Link">Ecouter de la musique</text:a> </text:p>
        </text:list-item>
        <text:list-item>
          <text:p text:style-name="P3"><text:a xlink:type="simple" xlink:href="https://www.premiers-clics.fr/cours-informatique/windows-convertir-un-cd-en-fichiers-mp3/" office:target-frame-name="_blank" xlink:show="new" text:style-name="Internet_20_link" text:visited-style-name="Visited_20_Internet_20_Link">Convertir un CD Audio en MP3</text:a> </text:p>
        </text:list-item>
        <text:list-item>
          <text:p text:style-name="P3"><text:a xlink:type="simple" xlink:href="https://www.premiers-clics.fr/cours-informatique/windows-verifier-lespace-libre-dun-disque-dur/" office:target-frame-name="_blank" xlink:show="new" text:style-name="Internet_20_link" text:visited-style-name="Visited_20_Internet_20_Link">Afficher l'espace libre sur mon ordinateur</text:a> </text:p>
        </text:list-item>
      </text:list>
      <text:list xml:id="list1351174784" text:style-name="L13">
        <text:list-item>
          <text:list>
            <text:list-item>
              <text:p text:style-name="P15">Voir point 16</text:p>
            </text:list-item>
          </text:list>
        </text:list-item>
      </text:list>
      <text:list xml:id="list171409300360020" text:continue-list="list171410173396930" text:style-name="L1">
        <text:list-item>
          <text:p text:style-name="P2"><text:a xlink:type="simple" xlink:href="https://www.premiers-clics.fr/cours-informatique/quiz-cours-windows/" office:target-frame-name="_blank" xlink:show="new" text:style-name="Internet_20_link" text:visited-style-name="Visited_20_Internet_20_Link">Quiz Windows</text:a> 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17:50.584372330</meta:creation-date>
    <dc:date>2023-10-11T16:30:32.336979081</dc:date>
    <meta:editing-duration>PT12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397" meta:character-count="2387" meta:non-whitespace-character-count="2071"/>
  </office:meta>
</office:document-meta>
</file>